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3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office:value-type="float" office:value="0.08868" calcext:value-type="float">
            <text:p>0.08868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05409" calcext:value-type="float">
            <text:p>0.05409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5873" calcext:value-type="float">
            <text:p>0.005873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.00309559" calcext:value-type="float">
            <text:p>0.00309559</text:p>
          </table:table-cell>
          <table:table-cell office:value-type="float" office:value="0.00285428" calcext:value-type="float">
            <text:p>0.00285428</text:p>
          </table:table-cell>
          <table:table-cell office:value-type="float" office:value="0.00264787" calcext:value-type="float">
            <text:p>0.00264787</text:p>
          </table:table-cell>
          <table:table-cell office:value-type="float" office:value="0.00246931" calcext:value-type="float">
            <text:p>0.00246931</text:p>
          </table:table-cell>
          <table:table-cell office:value-type="float" office:value="0.0023133" calcext:value-type="float">
            <text:p>0.0023133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.00210526" calcext:value-type="float">
            <text:p>0.002105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90476" calcext:value-type="float">
            <text:p>0.00190476</text:p>
          </table:table-cell>
          <table:table-cell office:value-type="float" office:value="0.00181818" calcext:value-type="float">
            <text:p>0.00181818</text:p>
          </table:table-cell>
        </table:table-row>
        <table:table-row table:style-name="ro1">
          <table:table-cell office:value-type="string" calcext:value-type="string">
            <text:p>τα(CRSISF)</text:p>
          </table:table-cell>
          <table:table-cell office:value-type="float" office:value="0.728537" calcext:value-type="float">
            <text:p>0.728537</text:p>
          </table:table-cell>
          <table:table-cell office:value-type="float" office:value="1.41524" calcext:value-type="float">
            <text:p>1.41524</text:p>
          </table:table-cell>
          <table:table-cell office:value-type="float" office:value="1.61389" calcext:value-type="float">
            <text:p>1.61389</text:p>
          </table:table-cell>
          <table:table-cell office:value-type="float" office:value="2.6929" calcext:value-type="float">
            <text:p>2.6929</text:p>
          </table:table-cell>
          <table:table-cell office:value-type="float" office:value="4.03698" calcext:value-type="float">
            <text:p>4.03698</text:p>
          </table:table-cell>
          <table:table-cell office:value-type="float" office:value="5.21129" calcext:value-type="float">
            <text:p>5.21129</text:p>
          </table:table-cell>
          <table:table-cell office:value-type="float" office:value="9.19522" calcext:value-type="float">
            <text:p>9.19522</text:p>
          </table:table-cell>
          <table:table-cell office:value-type="float" office:value="9.51448" calcext:value-type="float">
            <text:p>9.51448</text:p>
          </table:table-cell>
          <table:table-cell office:value-type="float" office:value="14.8936" calcext:value-type="float">
            <text:p>14.8936</text:p>
          </table:table-cell>
          <table:table-cell office:value-type="float" office:value="25.9793" calcext:value-type="float">
            <text:p>25.9793</text:p>
          </table:table-cell>
          <table:table-cell office:value-type="float" office:value="32.3344" calcext:value-type="float">
            <text:p>32.3344</text:p>
          </table:table-cell>
          <table:table-cell office:value-type="float" office:value="138.256" calcext:value-type="float">
            <text:p>138.256</text:p>
          </table:table-cell>
          <table:table-cell office:value-type="float" office:value="1036.02" calcext:value-type="float">
            <text:p>1036.02</text:p>
          </table:table-cell>
          <table:table-cell office:value-type="float" office:value="1239.22" calcext:value-type="float">
            <text:p>1239.22</text:p>
          </table:table-cell>
          <table:table-cell office:value-type="float" office:value="2019.54" calcext:value-type="float">
            <text:p>2019.54</text:p>
          </table:table-cell>
          <table:table-cell office:value-type="float" office:value="2804.8" calcext:value-type="float">
            <text:p>2804.8</text:p>
          </table:table-cell>
          <table:table-cell office:value-type="float" office:value="4144.73" calcext:value-type="float">
            <text:p>4144.73</text:p>
          </table:table-cell>
          <table:table-cell office:value-type="float" office:value="5262.53" calcext:value-type="float">
            <text:p>5262.53</text:p>
          </table:table-cell>
          <table:table-cell office:value-type="float" office:value="6834.04" calcext:value-type="float">
            <text:p>6834.04</text:p>
          </table:table-cell>
          <table:table-cell office:value-type="float" office:value="9346.07" calcext:value-type="float">
            <text:p>9346.07</text:p>
          </table:table-cell>
          <table:table-cell office:value-type="float" office:value="13224.1" calcext:value-type="float">
            <text:p>13224.1</text:p>
          </table:table-cell>
          <table:table-cell office:value-type="float" office:value="18754.3" calcext:value-type="float">
            <text:p>18754.3</text:p>
          </table:table-cell>
          <table:table-cell office:value-type="float" office:value="19569.1" calcext:value-type="float">
            <text:p>19569.1</text:p>
          </table:table-cell>
        </table:table-row>
        <table:table-row table:style-name="ro1">
          <table:table-cell office:value-type="string" calcext:value-type="string">
            <text:p>τα(CRoverlap)</text:p>
          </table:table-cell>
          <table:table-cell office:value-type="float" office:value="3.16039" calcext:value-type="float">
            <text:p>3.16039</text:p>
          </table:table-cell>
          <table:table-cell office:value-type="float" office:value="6.7635" calcext:value-type="float">
            <text:p>6.7635</text:p>
          </table:table-cell>
          <table:table-cell office:value-type="float" office:value="6.75448" calcext:value-type="float">
            <text:p>6.75448</text:p>
          </table:table-cell>
          <table:table-cell office:value-type="float" office:value="12.5106" calcext:value-type="float">
            <text:p>12.5106</text:p>
          </table:table-cell>
          <table:table-cell office:value-type="float" office:value="17.4891" calcext:value-type="float">
            <text:p>17.4891</text:p>
          </table:table-cell>
          <table:table-cell office:value-type="float" office:value="23.0389" calcext:value-type="float">
            <text:p>23.0389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42.9591" calcext:value-type="float">
            <text:p>42.9591</text:p>
          </table:table-cell>
          <table:table-cell office:value-type="float" office:value="64.5399" calcext:value-type="float">
            <text:p>64.5399</text:p>
          </table:table-cell>
          <table:table-cell office:value-type="float" office:value="101.84" calcext:value-type="float">
            <text:p>101.84</text:p>
          </table:table-cell>
          <table:table-cell office:value-type="float" office:value="125.531" calcext:value-type="float">
            <text:p>125.531</text:p>
          </table:table-cell>
          <table:table-cell office:value-type="float" office:value="436.846" calcext:value-type="float">
            <text:p>436.846</text:p>
          </table:table-cell>
          <table:table-cell office:value-type="float" office:value="2732.95" calcext:value-type="float">
            <text:p>2732.95</text:p>
          </table:table-cell>
          <table:table-cell office:value-type="float" office:value="3582.02" calcext:value-type="float">
            <text:p>3582.02</text:p>
          </table:table-cell>
          <table:table-cell office:value-type="float" office:value="5140.15" calcext:value-type="float">
            <text:p>5140.15</text:p>
          </table:table-cell>
          <table:table-cell office:value-type="float" office:value="7160.55" calcext:value-type="float">
            <text:p>7160.55</text:p>
          </table:table-cell>
          <table:table-cell office:value-type="float" office:value="10064.4" calcext:value-type="float">
            <text:p>10064.4</text:p>
          </table:table-cell>
          <table:table-cell office:value-type="float" office:value="13246.9" calcext:value-type="float">
            <text:p>13246.9</text:p>
          </table:table-cell>
          <table:table-cell office:value-type="float" office:value="17008.4" calcext:value-type="float">
            <text:p>17008.4</text:p>
          </table:table-cell>
          <table:table-cell office:value-type="float" office:value="22594.2" calcext:value-type="float">
            <text:p>22594.2</text:p>
          </table:table-cell>
          <table:table-cell office:value-type="float" office:value="29109.1" calcext:value-type="float">
            <text:p>29109.1</text:p>
          </table:table-cell>
          <table:table-cell office:value-type="float" office:value="39352.1" calcext:value-type="float">
            <text:p>39352.1</text:p>
          </table:table-cell>
          <table:table-cell office:value-type="float" office:value="46020.2" calcext:value-type="float">
            <text:p>4602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7T14:55:25.095633700</meta:creation-date>
    <dc:date>2024-02-07T15:10:33.798705619</dc:date>
    <meta:editing-duration>PT4M58S</meta:editing-duration>
    <meta:editing-cycles>1</meta:editing-cycles>
    <meta:document-statistic meta:table-count="1" meta:cell-count="72" meta:object-count="0"/>
    <meta:generator>LibreOffice/6.4.7.2$Linux_X86_64 LibreOffice_project/40$Build-2</meta:generator>
  </office:meta>
</office:document-meta>
</file>